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db7a8a"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6" style:family="paragraph" style:parent-style-name="Preformatted_20_Text">
      <style:paragraph-properties style:writing-mode="lr-tb"/>
      <style:text-properties style:font-name="Liberation Sans" fo:font-size="13pt" fo:font-style="normal" style:text-underline-style="none" officeooo:rsid="01e5e53c" officeooo:paragraph-rsid="01e5e53c" style:font-size-asian="13pt" style:font-style-asian="normal" style:font-size-complex="13pt" style:font-style-complex="normal"/>
    </style:style>
    <style:style style:name="P7"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8" style:family="paragraph" style:parent-style-name="Preformatted_20_Text">
      <style:paragraph-properties style:writing-mode="lr-tb"/>
      <style:text-properties fo:font-size="13pt" officeooo:paragraph-rsid="01db7a8a" style:font-size-asian="13pt" style:font-size-complex="13pt"/>
    </style:style>
    <style:style style:name="P9" style:family="paragraph" style:parent-style-name="Preformatted_20_Text">
      <style:paragraph-properties style:writing-mode="lr-tb"/>
      <style:text-properties style:font-name="Liberation Sans" fo:font-size="13pt" fo:font-style="normal" style:text-underline-style="none" officeooo:rsid="01c6807f" officeooo:paragraph-rsid="01db7a8a" style:font-name-asian="Nimbus Mono L" style:font-size-asian="13pt" style:font-style-asian="normal" style:font-name-complex="Liberation Mono" style:font-size-complex="13pt" style:font-style-complex="normal"/>
    </style:style>
    <style:style style:name="P10" style:family="paragraph" style:parent-style-name="Preformatted_20_Text">
      <style:paragraph-properties style:writing-mode="lr-tb"/>
      <style:text-properties fo:font-size="13pt" officeooo:rsid="01e115a9" officeooo:paragraph-rsid="01ee2e52" style:font-size-asian="13pt" style:font-size-complex="13pt"/>
    </style:style>
    <style:style style:name="P11" style:family="paragraph" style:parent-style-name="Preformatted_20_Text">
      <style:paragraph-properties style:writing-mode="lr-tb"/>
      <style:text-properties style:font-name="Liberation Sans" fo:font-size="13pt" fo:font-style="normal" style:text-underline-style="none" officeooo:rsid="01ee2e52" officeooo:paragraph-rsid="01ee2e52" style:font-name-asian="Nimbus Mono L" style:font-size-asian="13pt" style:font-style-asian="normal" style:font-name-complex="Liberation Mono" style:font-size-complex="13pt" style:font-style-complex="normal"/>
    </style:style>
    <style:style style:name="P12" style:family="paragraph" style:parent-style-name="Preformatted_20_Text">
      <style:paragraph-properties style:writing-mode="lr-tb"/>
      <style:text-properties style:font-name="Liberation Sans" fo:font-size="13pt" fo:font-style="normal" style:text-underline-style="none" officeooo:rsid="01d74f08" officeooo:paragraph-rsid="01cfe221" style:font-size-asian="13pt" style:font-style-asian="normal" style:font-size-complex="13pt" style:font-style-complex="normal"/>
    </style:style>
    <style:style style:name="P13" style:family="paragraph" style:parent-style-name="Preformatted_20_Text">
      <style:paragraph-properties style:writing-mode="lr-tb"/>
      <style:text-properties style:font-name="Liberation Sans" fo:font-size="13pt" fo:font-style="normal" style:text-underline-style="none" officeooo:rsid="01d74f08" officeooo:paragraph-rsid="01e115a9" style:font-size-asian="13pt" style:font-style-asian="normal" style:font-size-complex="13pt" style:font-style-complex="normal"/>
    </style:style>
    <style:style style:name="P14"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5" style:family="paragraph" style:parent-style-name="Preformatted_20_Text">
      <style:text-properties style:font-name="Liberation Sans" fo:font-size="13pt" fo:font-style="normal" style:text-underline-style="none" officeooo:rsid="01c6807f" officeooo:paragraph-rsid="01e9b30f"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ans" fo:font-size="13pt" fo:font-style="normal" style:text-underline-style="none" officeooo:rsid="01e9b30f" officeooo:paragraph-rsid="01e9b30f"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8" style:family="paragraph" style:parent-style-name="Preformatted_20_Text">
      <style:paragraph-properties style:writing-mode="lr-tb"/>
      <style:text-properties fo:font-size="13pt" officeooo:paragraph-rsid="01efb23b" style:font-size-asian="13pt" style:font-size-complex="13pt"/>
    </style:style>
    <style:style style:name="P19" style:family="paragraph" style:parent-style-name="Preformatted_20_Text">
      <style:paragraph-properties style:writing-mode="lr-tb"/>
      <style:text-properties style:font-name="Liberation Sans" fo:font-size="13pt" fo:font-style="normal" style:text-underline-style="none" officeooo:rsid="01e9b30f" officeooo:paragraph-rsid="01ef3a07" fo:background-color="transparent" style:font-name-asian="Nimbus Mono L" style:font-size-asian="13pt" style:font-style-asian="normal" style:font-name-complex="Liberation Mono" style:font-size-complex="13pt" style:font-style-complex="normal"/>
    </style:style>
    <style:style style:name="P20" style:family="paragraph" style:parent-style-name="Preformatted_20_Text">
      <style:paragraph-properties style:writing-mode="lr-tb"/>
      <style:text-properties fo:font-size="13pt" officeooo:paragraph-rsid="01ef3a07" style:font-size-asian="13pt" style:font-size-complex="13pt"/>
    </style:style>
    <style:style style:name="P21" style:family="paragraph" style:parent-style-name="Preformatted_20_Text">
      <style:text-properties style:font-name="Liberation Sans" fo:font-size="13pt" fo:font-style="normal" style:text-underline-style="none" officeooo:rsid="01d92df6" officeooo:paragraph-rsid="01dd3a06" fo:background-color="transparent" style:font-name-asian="Nimbus Mono L" style:font-size-asian="13pt" style:font-style-asian="normal" style:font-name-complex="Liberation Mono" style:font-size-complex="13pt" style:font-style-complex="normal"/>
    </style:style>
    <style:style style:name="P22" style:family="paragraph" style:parent-style-name="Preformatted_20_Text">
      <style:text-properties fo:font-size="13pt" officeooo:paragraph-rsid="01dd3a06" style:font-size-asian="13pt" style:font-size-complex="13pt"/>
    </style:style>
    <style:style style:name="P23" style:family="paragraph" style:parent-style-name="Preformatted_20_Text">
      <style:text-properties style:font-name="Liberation Sans" fo:font-size="13pt" fo:font-style="normal" style:text-underline-style="none" officeooo:rsid="01cc8e23" officeooo:paragraph-rsid="01d92df6" fo:background-color="transparent" style:font-name-asian="Nimbus Mono L" style:font-size-asian="13pt" style:font-style-asian="normal" style:font-name-complex="Liberation Mono" style:font-size-complex="13pt" style:font-style-complex="normal"/>
    </style:style>
    <style:style style:name="P24" style:family="paragraph" style:parent-style-name="Preformatted_20_Text">
      <style:paragraph-properties style:writing-mode="lr-tb"/>
      <style:text-properties fo:font-size="13pt" officeooo:paragraph-rsid="01dd3a06" style:font-size-asian="13pt" style:font-size-complex="13pt"/>
    </style:style>
    <style:style style:name="P25"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26" style:family="paragraph" style:parent-style-name="Preformatted_20_Text">
      <style:text-properties fo:font-size="13pt" officeooo:paragraph-rsid="01c26751" style:font-size-asian="13pt" style:font-size-complex="13pt"/>
    </style:style>
    <style:style style:name="P27" style:family="paragraph" style:parent-style-name="Preformatted_20_Text">
      <style:text-properties style:font-name="Liberation Sans" fo:font-size="13pt" fo:font-style="normal" style:text-underline-style="none" officeooo:rsid="01efb23b" officeooo:paragraph-rsid="01efb23b" fo:background-color="transparent" style:font-size-asian="13pt" style:font-style-asian="normal" style:font-size-complex="13pt" style:font-style-complex="normal"/>
    </style:style>
    <style:style style:name="P28" style:family="paragraph" style:parent-style-name="Preformatted_20_Text">
      <style:text-properties style:font-name="Liberation Sans" fo:font-size="13pt" fo:font-style="normal" style:text-underline-style="none" officeooo:rsid="01ef3a07" officeooo:paragraph-rsid="01ef3a07" fo:background-color="transparent" style:font-size-asian="13pt" style:font-style-asian="normal" style:font-size-complex="13pt" style:font-style-complex="normal"/>
    </style:style>
    <style:style style:name="P29" style:family="paragraph" style:parent-style-name="Preformatted_20_Text">
      <style:text-properties style:font-name="Liberation Sans" fo:font-size="13pt" fo:font-style="normal" style:text-underline-style="none" officeooo:rsid="00083d4b" officeooo:paragraph-rsid="01c26751" fo:background-color="transparent" style:font-size-asian="13pt" style:font-style-asian="normal" style:font-size-complex="13pt" style:font-style-complex="normal"/>
    </style:style>
    <style:style style:name="P30"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31"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32"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33"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34"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T1" style:family="text">
      <style:text-properties style:font-name="Liberation Sans" fo:font-size="16pt" fo:font-weight="bold" officeooo:rsid="01ec7067"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01b99ac" style:font-size-asian="16pt" style:font-weight-asian="bold" style:font-size-complex="16pt" style:font-weight-complex="bold"/>
    </style:style>
    <style:style style:name="T5" style:family="text">
      <style:text-properties style:font-name="Liberation Sans" fo:font-size="16pt" fo:font-weight="bold" officeooo:rsid="000dd66a" style:font-size-asian="16pt" style:font-weight-asian="bold" style:font-size-complex="16pt" style:font-weight-complex="bold"/>
    </style:style>
    <style:style style:name="T6" style:family="text">
      <style:text-properties style:font-name="Liberation Sans" fo:font-size="16pt" fo:font-weight="bold" officeooo:rsid="01ca5f48" style:font-size-asian="16pt" style:font-weight-asian="bold" style:font-size-complex="16pt" style:font-weight-complex="bold"/>
    </style:style>
    <style:style style:name="T7" style:family="text">
      <style:text-properties officeooo:rsid="01ee2e52"/>
    </style:style>
    <style:style style:name="T8"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e5e53c"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ee2e52" style:font-name-asian="Nimbus Mono L" style:font-style-asian="normal" style:font-name-complex="Liberation Mono" style:font-style-complex="normal"/>
    </style:style>
    <style:style style:name="T16" style:family="text">
      <style:text-properties style:font-name="Liberation Sans" fo:font-style="normal" style:text-underline-style="none"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e92ffc"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cfe221" style:font-name-asian="Nimbus Mono L" style:font-style-asian="normal" style:font-name-complex="Liberation Mono" style:font-style-complex="normal"/>
    </style:style>
    <style:style style:name="T20" style:family="text">
      <style:text-properties officeooo:rsid="01e15a69"/>
    </style:style>
    <style:style style:name="T21" style:family="text">
      <style:text-properties officeooo:rsid="01e115a9"/>
    </style:style>
    <style:style style:name="T22" style:family="text">
      <style:text-properties officeooo:rsid="01ef3a07"/>
    </style:style>
    <style:style style:name="T23" style:family="text">
      <style:text-properties fo:font-weight="bold" style:font-weight-asian="bold" style:font-weight-complex="bold"/>
    </style:style>
    <style:style style:name="T24" style:family="text">
      <style:text-properties fo:font-weight="bold" officeooo:rsid="000dd66a" style:font-weight-asian="bold" style:font-weight-complex="bold"/>
    </style:style>
    <style:style style:name="T25" style:family="text">
      <style:text-properties fo:font-weight="bold" officeooo:rsid="0160cefc" style:font-weight-asian="bold" style:font-weight-complex="bold"/>
    </style:style>
    <style:style style:name="T26" style:family="text">
      <style:text-properties officeooo:rsid="01caa47b"/>
    </style:style>
    <style:style style:name="T27" style:family="text">
      <style:text-properties officeooo:rsid="01d74f08"/>
    </style:style>
    <style:style style:name="T28" style:family="text">
      <style:text-properties officeooo:rsid="01db7a8a"/>
    </style:style>
    <style:style style:name="T29" style:family="text">
      <style:text-properties officeooo:rsid="01e9b30f"/>
    </style:style>
    <style:style style:name="T30" style:family="text">
      <style:text-properties style:font-name="Liberation Sans" fo:font-style="normal" style:text-underline-style="none" officeooo:rsid="01d92df6"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dd3a06"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e9b30f"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efb23b"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e21585"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45" style:family="text">
      <style:text-properties style:font-name="Liberation Sans" fo:font-style="normal" style:text-underline-style="none" officeooo:rsid="013c55a1" fo:background-color="transparent" loext:char-shading-value="0" style:font-style-asian="normal" style:font-style-complex="normal"/>
    </style:style>
    <style:style style:name="T46" style:family="text">
      <style:text-properties style:font-name="Liberation Sans" fo:font-style="normal" style:text-underline-style="none" officeooo:rsid="00083d4b" fo:background-color="transparent" loext:char-shading-value="0" style:font-style-asian="normal" style:font-style-complex="normal"/>
    </style:style>
    <style:style style:name="T47" style:family="text">
      <style:text-properties officeooo:rsid="0048b5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7</text:span><text:span text:style-name="T2">th</text:span><text:span text:style-name="T3"> </text:span><text:span text:style-name="T1">September</text:span><text:span text:style-name="T4"> 20</text:span><text:span text:style-name="T5">2</text:span><text:span text:style-name="T6">5</text:span></text:p>
      <text:p text:style-name="P3">Psalm <text:span text:style-name="T7">86:6-9</text:span></text:p>
      <text:p text:style-name="P4">Give ear, O Lord, to my prayer; listen to my plea for grace. In the day of my trouble I call upon you, for you answer me. There is none like you among the gods, O Lord, nor are there any works like yours. All the nations you have made shall come and worship before you, O Lord, and shall glorify your name.</text:p>
      <text:p text:style-name="P5"/>
      <text:p text:style-name="P6">Let us pray…</text:p>
      <text:p text:style-name="P6"/>
      <text:p text:style-name="P7">Thanks to God</text:p>
      <text:p text:style-name="P8"><text:span text:style-name="T8">O </text:span><text:span text:style-name="T9">L</text:span><text:span text:style-name="T10">o</text:span><text:span text:style-name="T9">r</text:span><text:span text:style-name="T10">d,</text:span><text:span text:style-name="T11"> </text:span><text:span text:style-name="T12">we </text:span><text:span text:style-name="T13">thank You that </text:span><text:span text:style-name="T14">You </text:span><text:span text:style-name="T15">listen when we call out to You.</text:span></text:p>
      <text:p text:style-name="P9"/>
      <text:p text:style-name="P10"><text:span text:style-name="T16">We </text:span><text:span text:style-name="T15">know</text:span><text:span text:style-name="T16"> that </text:span><text:span text:style-name="T17">we could not be </text:span><text:span text:style-name="T15">perfect as You are Perfect</text:span><text:span text:style-name="T17">, for we are sinners </text:span><text:span text:style-name="T15">and in trouble in this world</text:span><text:span text:style-name="T17">.</text:span><text:span text:style-name="T16"> </text:span><text:span text:style-name="T18">W</text:span><text:span text:style-name="T19">e thank You </text:span><text:span text:style-name="T15">for sending Jesus, the Eternal Son of God, to save us.</text:span></text:p>
      <text:p text:style-name="P11"/>
      <text:p text:style-name="P10"><text:span text:style-name="T15">We thank You </text:span><text:span text:style-name="T19">that we have been </text:span><text:span text:style-name="T16">forgiven </text:span><text:span text:style-name="T17">by Your grace and mercy alone</text:span><text:span text:style-name="T16">, and </text:span><text:span text:style-name="T17">have been </text:span><text:span text:style-name="T16">set free </text:span><text:span text:style-name="T17">from sin</text:span><text:span text:style-name="T19">.</text:span></text:p>
      <text:p text:style-name="P12"/>
      <text:p text:style-name="P13"><text:span text:style-name="T20">W</text:span>e thank You that <text:span text:style-name="T7">we will shortly take part in the Lord’s Supper, commemorating the Cross and Resurrection, which secured our eternal salvation</text:span><text:span text:style-name="T21">.</text:span></text:p>
      <text:p text:style-name="P13"/>
      <text:p text:style-name="P13"><text:span text:style-name="T7">We thank You for sending the Holy Spirit, Third Person of the Trinity, to be with us daily, to come alongside and enable us to resist temptation, to open our minds to Your Word, and to grant us wisdom as we live in </text:span><text:span text:style-name="T22">this</text:span><text:span text:style-name="T7"> fallen world.</text:span></text:p>
      <text:p text:style-name="P12"/>
      <text:p text:style-name="P14"><text:span text:style-name="T23">The Wide World...</text:span><text:span text:style-name="T24"> a</text:span><text:span text:style-name="T23">nd the </text:span><text:span text:style-name="T25">W</text:span><text:span text:style-name="T23">ider Church</text:span></text:p>
      <text:p text:style-name="P15"><text:span text:style-name="T26">W</text:span><text:span text:style-name="T27">e </text:span><text:span text:style-name="T28">pray</text:span><text:span text:style-name="T27"> for this </text:span><text:span text:style-name="T26">world </text:span><text:span text:style-name="T27">where </text:span><text:span text:style-name="T28">so m</text:span><text:span text:style-name="T22">any live by lies, like those whom Jesus confronted, or who always seek the Truth but never seem to find it, like the Greeks in Athens, where Paul confronted their many religious idols</text:span><text:span text:style-name="T29">.</text:span></text:p>
      <text:p text:style-name="P15"/>
      <text:p text:style-name="P16">We pray for th<text:span text:style-name="T22">os</text:span>e <text:span text:style-name="T22">close to us, who do not know the Truth. We pray for the many churches where Your Word is faithfully preached and lived, and ask that You would strengthen Your people to stand firm but with grace, against the lies so popular today.</text:span></text:p>
      <text:p text:style-name="P16"/>
      <text:p text:style-name="P17">Ashburton</text:p>
      <text:p text:style-name="P18"><text:span text:style-name="T30">W</text:span><text:span text:style-name="T31">e pray for our </text:span><text:span text:style-name="T32">work</text:span><text:span text:style-name="T33"> </text:span><text:span text:style-name="T30">here at Ashburton, </text:span><text:span text:style-name="T33">as we </text:span><text:span text:style-name="T34">also labour with our various talents and abilities in the work of the Kingdom. </text:span><text:span text:style-name="T35">We pray for Russell and Bear as they serve as companion visitors to aged care residents. When those residents pass away, their relationship is cut off, and that can be painful. We ask that You strengthen them as they witness to Your faithfulness towards the aged and frail.</text:span></text:p>
      <text:p text:style-name="P19"/>
      <text:p text:style-name="P20"><text:span text:style-name="T34">W</text:span><text:span text:style-name="T36">e pray for the Selection Committee </text:span><text:span text:style-name="T34">which meets today, </text:span><text:span text:style-name="T36">as they </text:span><text:span text:style-name="T34">seek </text:span><text:span text:style-name="T36">Your wisdom, </text:span><text:span text:style-name="T34">and work to do Your will</text:span><text:span text:style-name="T36">, so that in the end, </text:span><text:span text:style-name="T34">Your purposes prevail </text:span><text:span text:style-name="T36">and </text:span><text:span text:style-name="T34">we call a </text:span><text:span text:style-name="T36">new minister </text:span><text:span text:style-name="T34">of Your choosing, to bring us </text:span><text:span text:style-name="T36">Your Word and sacraments. </text:span><text:span text:style-name="T34">We pray for ourselves to </text:span><text:span text:style-name="T35">support them in their work, as they serve on our behalf in what could be a lengthy process</text:span><text:span text:style-name="T34">.</text:span></text:p>
      <text:p text:style-name="P21"/>
      <text:p text:style-name="P22"><text:span text:style-name="T37">We </text:span><text:span text:style-name="T36">continue</text:span><text:span text:style-name="T38"> </text:span><text:span text:style-name="T32">in</text:span><text:span text:style-name="T37"> pray</text:span><text:span text:style-name="T32">er</text:span><text:span text:style-name="T37"> for</text:span><text:span text:style-name="T39"> </text:span><text:span text:style-name="T36">those in need of Your healing hand – for </text:span><text:span text:style-name="T39">Alan, </text:span><text:span text:style-name="T30">Diane</text:span><text:span text:style-name="T34"> </text:span><text:span text:style-name="T30">and others affected by illness or injury. </text:span></text:p>
      <text:p text:style-name="P23"/>
      <text:p text:style-name="P24"><text:span text:style-name="T40">We thank You for </text:span><text:span text:style-name="T32">Your Word, and for </text:span><text:span text:style-name="T35">Douglas as</text:span><text:span text:style-name="T32"> he preach</text:span><text:span text:style-name="T35">es</text:span><text:span text:style-name="T32"> today. </text:span><text:span text:style-name="T35">We pray that we would be diligent hearers and do-ers of Your Word, making the most of the means of grace.</text:span></text:p>
      <text:p text:style-name="P25"/>
      <text:p text:style-name="P26"><text:span text:style-name="T41">In </text:span><text:span text:style-name="T40">His</text:span><text:span text:style-name="T42"> </text:span><text:span text:style-name="T43">Precious Name </text:span><text:span text:style-name="T44">we pray</text:span><text:span text:style-name="T45">, </text:span><text:span text:style-name="T46">Amen.</text:span></text:p>
      <text:p text:style-name="P27"><text:soft-page-break/>As we will shortly take part in the Lord’s Supper, let is recall the fundamentals of our faith by reciting <text:span text:style-name="T22">The Apostle’s Creed:</text:span></text:p>
      <text:p text:style-name="P28"/>
      <text:p text:style-name="P29">I believe in God, the Father almighty,</text:p>
      <text:p text:style-name="P29"><text:s text:c="6"/>creator of heaven and earth.</text:p>
      <text:p text:style-name="P29"/>
      <text:p text:style-name="P29">I believe in Jesus Christ, his only Son, our Lord,</text:p>
      <text:p text:style-name="P29"><text:s text:c="6"/>who was conceived by the Holy Spirit</text:p>
      <text:p text:style-name="P29"><text:s text:c="6"/>and born of the virgin Mary.</text:p>
      <text:p text:style-name="P29"><text:s text:c="6"/>He suffered under Pontius Pilate,</text:p>
      <text:p text:style-name="P29"><text:s text:c="6"/>was crucified, died, and was buried;</text:p>
      <text:p text:style-name="P29"><text:s text:c="6"/>he descended to hell.</text:p>
      <text:p text:style-name="P29"><text:s text:c="6"/>The third day he rose again from the dead.</text:p>
      <text:p text:style-name="P29"><text:s text:c="6"/>He ascended to heaven</text:p>
      <text:p text:style-name="P29"><text:s text:c="6"/>and is seated at the right hand of God the Father almighty.</text:p>
      <text:p text:style-name="P29"><text:s text:c="6"/>From there he will come to judge the living and the dead.</text:p>
      <text:p text:style-name="P29"/>
      <text:p text:style-name="P29">I believe in the Holy Spirit,</text:p>
      <text:p text:style-name="P29"><text:s text:c="6"/>the holy catholic* church,</text:p>
      <text:p text:style-name="P29"><text:s text:c="6"/>the communion of saints,</text:p>
      <text:p text:style-name="P29"><text:s text:c="6"/>the forgiveness of sins,</text:p>
      <text:p text:style-name="P29"><text:s text:c="6"/>the resurrection of the body,</text:p>
      <text:p text:style-name="P29"><text:s text:c="6"/>and the life everlasting. Amen.</text:p>
      <text:p text:style-name="P28"/>
      <text:p text:style-name="P30">Our Father, Who is in heaven,<text:line-break/>hallowed be Your name;<text:line-break/>Your kingdom come;<text:line-break/>Your will be done,<text:line-break/>on earth as it is in heaven.</text:p>
      <text:p text:style-name="P31"/>
      <text:p text:style-name="P31">Give us this day our daily bread.<text:line-break/>And forgive us our trespasses,<text:line-break/>as we forgive those that trespass against us.<text:line-break/>Lead us not into temptation;<text:line-break/>but deliver us from evil.</text:p>
      <text:p text:style-name="P31"/>
      <text:p text:style-name="P31">For Yours is the kingdom,<text:line-break/>the power, and the glory,<text:line-break/>for ever and ever.<text:line-break/>Amen.</text:p>
      <text:p text:style-name="P31"/>
      <text:p text:style-name="P32">They shall not grow old, as we that are left grow old.</text:p>
      <text:p text:style-name="P33">Age shall not weary them, nor the years condemn.</text:p>
      <text:p text:style-name="P33">At the going <text:span text:style-name="T47">d</text:span>own of the sun, and in the morning, </text:p>
      <text:p text:style-name="P33">We WILL remember them.</text:p>
      <text:p text:style-name="P34">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19T22:13:24.049238324</meta:creation-date>
    <dc:date>2025-09-06T23:32:44.436333013</dc:date>
    <meta:editing-duration>PT17H55M16S</meta:editing-duration>
    <meta:editing-cycles>203</meta:editing-cycles>
    <meta:generator>LibreOffice/25.2.5.2$Linux_X86_64 LibreOffice_project/fb4792146257752f54eab576deb869869b108571</meta:generator>
    <meta:print-date>2025-09-06T23:29:48.038812840</meta:print-date>
    <meta:printed-by>PDF files</meta:printed-by>
    <meta:document-statistic meta:table-count="0" meta:image-count="0" meta:object-count="0" meta:page-count="4" meta:paragraph-count="47" meta:word-count="764" meta:character-count="4073" meta:non-whitespace-character-count="3263"/>
  </office:meta>
</office:document-meta>
</file>